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objectwithoutfill">
      <style:graphic-properties draw:marker-start="Linienende_20_1" draw:marker-end="Linienende_20_1" draw:fill="none" draw:textarea-vertical-align="middle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6cm" svg:y1="8cm" svg:x2="18cm" svg:y2="8cm">
          <text:p/>
        </draw:line>
        <draw:frame draw:style-name="gr2" draw:text-style-name="P2" draw:layer="layout" svg:width="1.967cm" svg:height="0.725cm" svg:x="18.157cm" svg:y="7.638cm">
          <draw:text-box>
            <text:p text:style-name="P2">Surface</text:p>
          </draw:text-box>
        </draw:frame>
        <draw:frame draw:style-name="gr3" draw:layer="layout" svg:width="1.075cm" svg:height="0.47cm" svg:x="17.2cm" svg:y="6.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.27cm" svg:height="0.382cm" svg:x="17.201cm" svg:y="8.7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7cm" svg:y1="9.6cm" svg:x2="14.2cm" svg:y2="4cm">
          <text:p/>
        </draw:line>
        <draw:line draw:style-name="gr5" draw:text-style-name="P1" draw:layer="layout" svg:x1="14.08cm" svg:y1="4.09cm" svg:x2="14.08cm" svg:y2="11.29cm">
          <text:p/>
        </draw:line>
        <draw:line draw:style-name="gr4" draw:text-style-name="P1" draw:layer="layout" svg:x1="7cm" svg:y1="9.54cm" svg:x2="14.2cm" svg:y2="11.54cm">
          <text:p/>
        </draw:line>
        <draw:frame draw:style-name="gr2" draw:text-style-name="P3" draw:layer="layout" svg:width="2.885cm" svg:height="0.683cm" svg:x="12.658cm" svg:y="3.139cm">
          <draw:text-box>
            <text:p text:style-name="P3">Image-source</text:p>
          </draw:text-box>
        </draw:frame>
        <draw:frame draw:style-name="gr2" draw:text-style-name="P3" draw:layer="layout" svg:width="1.734cm" svg:height="0.683cm" svg:x="13.258cm" svg:y="11.84cm">
          <draw:text-box>
            <text:p text:style-name="P3">Source</text:p>
          </draw:text-box>
        </draw:frame>
        <draw:frame draw:style-name="gr3" draw:layer="layout" svg:width="1.698cm" svg:height="0.509cm" svg:x="5.102cm" svg:y="9.2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648cm" svg:height="0.543cm" svg:x="14.502cm" svg:y="3.9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2.331cm" svg:height="0.543cm" svg:x="14.502cm" svg:y="11.30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568cm" svg:height="0.53cm" svg:x="9.71cm" svg:y="6.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599cm" svg:height="0.53cm" svg:x="9.8cm" svg:y="10.72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nik Fassmer</meta:initial-creator>
    <meta:creation-date>2015-06-16T11:02:42</meta:creation-date>
    <dc:date>2015-06-16T11:19:41</dc:date>
    <dc:creator>Jannik Fassmer</dc:creator>
    <meta:editing-duration>PT1M49S</meta:editing-duration>
    <meta:editing-cycles>1</meta:editing-cycles>
    <meta:document-statistic meta:object-count="37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row>
        <mo stretchy="false">σ</mo>
        <mo stretchy="false">=</mo>
        <mn>0</mn>
      </mrow>
    </mrow>
    <annotation encoding="StarMath 5.0">%sigma = 0</annotation>
  </semantics>
</math>
</file>

<file path=Object 2/content.xml><?xml version="1.0" encoding="utf-8"?>
<math xmlns="http://www.w3.org/1998/Math/MathML">
  <semantics>
    <mrow>
      <mrow>
        <mo stretchy="false">σ</mo>
        <mo stretchy="false">=</mo>
        <msub>
          <mo stretchy="false">σ</mo>
          <mn>0</mn>
        </msub>
      </mrow>
    </mrow>
    <annotation encoding="StarMath 5.0">%sigma = %sigma_0</annotation>
  </semantics>
</math>
</file>

<file path=Object 3/content.xml><?xml version="1.0" encoding="utf-8"?>
<math xmlns="http://www.w3.org/1998/Math/MathML">
  <semantics>
    <mrow>
      <mrow>
        <mo stretchy="false">(</mo>
        <mrow>
          <mi>x</mi>
          <mi>,</mi>
          <mi>y</mi>
          <mi>,</mi>
          <mi>z</mi>
        </mrow>
        <mo stretchy="false">)</mo>
      </mrow>
    </mrow>
    <annotation encoding="StarMath 5.0">(x,y,z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sub>
            <mi>x</mi>
            <mi>s</mi>
          </msub>
          <mi>,</mi>
          <msub>
            <mi>y</mi>
            <mi>s</mi>
          </msub>
          <mrow>
            <mi>,</mi>
            <mo stretchy="false">−</mo>
            <msub>
              <mi>z</mi>
              <mi>s</mi>
            </msub>
          </mrow>
        </mrow>
        <mo stretchy="false">)</mo>
      </mrow>
    </mrow>
    <annotation encoding="StarMath 5.0">I(x_s,y_s,-z_s)</annotation>
  </semantics>
</math>
</file>

<file path=Object 5/content.xml><?xml version="1.0" encoding="utf-8"?>
<math xmlns="http://www.w3.org/1998/Math/MathML">
  <semantics>
    <mrow>
      <mi>I</mi>
      <mrow>
        <mo stretchy="false">(</mo>
        <mrow>
          <msub>
            <mi>x</mi>
            <mi>s</mi>
          </msub>
          <mi>,</mi>
          <msub>
            <mi>y</mi>
            <mi>s</mi>
          </msub>
          <mi>,</mi>
          <msub>
            <mi>z</mi>
            <mi>s</mi>
          </msub>
        </mrow>
        <mo stretchy="false">)</mo>
      </mrow>
    </mrow>
    <annotation encoding="StarMath 5.0">I(x_s,y_s,z_s)</annotation>
  </semantics>
</math>
</file>

<file path=Object 6/content.xml><?xml version="1.0" encoding="utf-8"?>
<math xmlns="http://www.w3.org/1998/Math/MathML">
  <semantics>
    <mrow>
      <msub>
        <mi>r</mi>
        <mrow>
          <mo stretchy="false">+</mo>
          <mrow/>
        </mrow>
      </msub>
    </mrow>
    <annotation encoding="StarMath 5.0">r_+{}</annotation>
  </semantics>
</math>
</file>

<file path=Object 7/content.xml><?xml version="1.0" encoding="utf-8"?>
<math xmlns="http://www.w3.org/1998/Math/MathML">
  <semantics>
    <mrow>
      <msub>
        <mi>r</mi>
        <mrow>
          <mo stretchy="false">−</mo>
          <mrow/>
        </mrow>
      </msub>
    </mrow>
    <annotation encoding="StarMath 5.0">r_-{}</annotation>
  </semantics>
</math>
</file>